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 style:list-style-name="WWNum6">
      <style:paragraph-properties fo:margin-left="1in" fo:margin-right="0in" fo:text-indent="-0.25in" style:auto-text-indent="false"/>
    </style:style>
    <style:style style:name="P45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5" style:family="text">
      <style:text-properties fo:color="#333333" style:font-name="Consolas" fo:background-color="#f8f8f8" loext:char-shading-value="0" style:font-name-asian="Consolas1" style:font-name-complex="Consolas1"/>
    </style:style>
    <style:style style:name="T16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17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18" style:family="text">
      <style:text-properties fo:color="#dd1144" style:font-name="Consolas" fo:background-color="#f8f8f8" loext:char-shading-value="0" style:font-name-asian="Consolas1" style:font-name-complex="Consolas1"/>
    </style:style>
    <style:style style:name="T19" style:family="text">
      <style:text-properties fo:color="#0086b3" style:font-name="Consolas" fo:background-color="#f8f8f8" loext:char-shading-value="0" style:font-name-asian="Consolas1" style:font-name-complex="Consolas1"/>
    </style:style>
    <style:style style:name="T20" style:family="text">
      <style:text-properties fo:color="#008080" style:font-name="Consolas" fo:background-color="#f8f8f8" loext:char-shading-value="0" style:font-name-asian="Consolas1" style:font-name-complex="Consolas1"/>
    </style:style>
    <style:style style:name="T21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Desarrollo de Interfaces</text:span><text:span text:style-name="T2"><text:line-break/></text:span><text:span text:style-name="T3">Unidad 10 - Interfaces Naturales en Flutter</text:span></text:p>
      <text:p text:style-name="P2"><draw:frame draw:style-name="fr1" draw:name="image5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</text:span><draw:frame draw:style-name="fr3" draw:name="image2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1"><text:span text:style-name="T8"><text:s/>📖 </text:span><text:span text:style-name="T9">Importante</text:span></text:p>
      <text:p text:style-name="P12"/>
      <text:p text:style-name="P11"><text:span text:style-name="T8"><text:s/>❕ </text:span><text:span text:style-name="T9">Atención</text:span></text:p>
      <text:p text:style-name="P12"><text:s/></text:p>
      <text:p text:style-name="P11"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4i7dfnou906" text:style-name="Index_20_Link" text:visited-style-name="Index_20_Link"><text:span text:style-name="T13">1. Introducción a las Interfaces Naturales en Flutter<text:tab/>3</text:span></text:a></text:p>
          <text:p text:style-name="P16"><text:a xlink:type="simple" xlink:href="#_sgs1coeexug0" text:style-name="Index_20_Link" text:visited-style-name="Index_20_Link"><text:span text:style-name="T13">2. Gestos y toques en Flutter<text:tab/>4</text:span></text:a></text:p>
          <text:p text:style-name="P16"><text:a xlink:type="simple" xlink:href="#_yuoo58qxqjp3" text:style-name="Index_20_Link" text:visited-style-name="Index_20_Link"><text:span text:style-name="T13">3. Animaciones y Transiciones Naturales en Flutter<text:tab/>7</text:span></text:a></text:p>
          <text:p text:style-name="P16"><text:a xlink:type="simple" xlink:href="#_bu0hrz244fjy" text:style-name="Index_20_Link" text:visited-style-name="Index_20_Link"><text:span text:style-name="T13">4. Interacciones Hápticas y Feedback Visual en Flutter<text:tab/>11</text:span></text:a></text:p>
          <text:p text:style-name="P16"><text:a xlink:type="simple" xlink:href="#_bafmfknlnerq" text:style-name="Index_20_Link" text:visited-style-name="Index_20_Link"><text:span text:style-name="T13">5. Accesibilidad y Usabilidad Natural en Flutter<text:tab/>17</text:span></text:a></text:p>
          <text:p text:style-name="P16"><text:a xlink:type="simple" xlink:href="#_yqedtgitzfxn" text:style-name="Index_20_Link" text:visited-style-name="Index_20_Link"><text:span text:style-name="T13">6. Ejemplo Integrador: App con Gestos + Animación + Accesibilidad<text:tab/>19</text:span></text:a></text:p>
        </text:index-body>
      </text:table-of-content>
      <text:p text:style-name="P14"/>
      <text:p text:style-name="P14"/>
      <text:p text:style-name="P18"/>
      <text:p text:style-name="P18"/>
      <text:p text:style-name="P18"/>
      <text:p text:style-name="P19"><text:span text:style-name="T11">Unidad 10 - Interfaces Naturales en Flutter</text:span></text:p>
      <text:p text:style-name="Heading_20_1"><text:bookmark text:name="_4i7dfnou906"/>1. Introducción a las Interfaces Naturales en Flutter</text:p>
      <text:p text:style-name="Standard">Cuando hablamos de interfaces naturales, nos referimos a aquellas formas de interacción que resultan intuitivas, fluidas y cercanas a cómo actuamos en el mundo real. Una interfaz natural no obliga al usuario a “aprender” cómo usar la app, sino que aprovecha gestos, movimientos, voz y transiciones que ya forman parte de su experiencia cotidiana.</text:p>
      <text:p text:style-name="Standard">En el contexto del desarrollo de aplicaciones móviles y multiplataforma, crear interfaces naturales significa que la aplicación:</text:p>
      <text:list xml:id="list1441579980" text:style-name="WWNum17">
        <text:list-item>
          <text:p text:style-name="P24">Responde de manera predecible a las acciones del usuario (ejemplo: deslizar para eliminar).</text:p>
        </text:list-item>
        <text:list-item>
          <text:p text:style-name="P24">Se siente fluida y orgánica gracias a animaciones y transiciones suaves.</text:p>
        </text:list-item>
        <text:list-item>
          <text:p text:style-name="P24">Integra entradas naturales como la voz, los gestos o el movimiento del dispositivo.</text:p>
        </text:list-item>
        <text:list-item>
          <text:p text:style-name="P24">Proporciona feedback inmediato (visual, sonoro o háptico) que refuerza la acción realizada.</text:p>
        </text:list-item>
      </text:list>
      <text:p text:style-name="Standard"><text:span text:style-name="T9">🔹 Ejemplos en apps reales</text:span></text:p>
      <text:list xml:id="list4247518742" text:style-name="WWNum10">
        <text:list-item>
          <text:p text:style-name="P25">En Instagram, hacer doble tap sobre una foto para darle “me gusta” es un gesto natural y rápido.</text:p>
        </text:list-item>
        <text:list-item>
          <text:p text:style-name="P25">En Google Maps, usar pinza para hacer zoom se siente tan natural como mirar un mapa físico.</text:p>
        </text:list-item>
        <text:list-item>
          <text:p text:style-name="P25">En WhatsApp, deslizar un mensaje hacia la derecha para responder aprovecha un gesto simple y memorable.</text:p>
        </text:list-item>
      </text:list>
      <text:p text:style-name="Standard">Estos detalles no son simples “lujos visuales”: mejoran la experiencia de usuario (UX) y hacen que las apps se perciban más modernas y profesionales.</text:p>
      <text:p text:style-name="Standard"><text:span text:style-name="T9">🔹 ¿Por qué son importantes en Flutter?</text:span></text:p>
      <text:p text:style-name="Standard">Flutter es un framework que prioriza el diseño y la experiencia de usuario, y nos brinda herramientas listas para crear interfaces naturales:</text:p>
      <text:list xml:id="list2376153729" text:style-name="WWNum9">
        <text:list-item>
          <text:p text:style-name="P26">Gestos con GestureDetector o InkWell.</text:p>
        </text:list-item>
        <text:list-item>
          <text:p text:style-name="P26">Animaciones suaves con widgets animados (AnimatedContainer, Hero).</text:p>
        </text:list-item>
        <text:list-item>
          <text:p text:style-name="P26"><text:soft-page-break/>Feedback háptico con la librería de HapticFeedback.</text:p>
        </text:list-item>
        <text:list-item>
          <text:p text:style-name="P26">Sensores y voz con paquetes externos como sensors_plus o speech_to_text.</text:p>
        </text:list-item>
      </text:list>
      <text:p text:style-name="Standard">Gracias a esto, Flutter permite que cualquier aplicación vaya más allá de mostrar datos estáticos y logre una experiencia más inmersiva, interactiva y humana.</text:p>
      <text:p text:style-name="Standard"><text:span text:style-name="T9">🔹 Beneficios de implementar interfaces naturales</text:span></text:p>
      <text:list xml:id="list2080350697" text:style-name="WWNum13">
        <text:list-item>
          <text:p text:style-name="P27">Mayor satisfacción del usuario → la app se siente cómoda e intuitiva.</text:p>
        </text:list-item>
        <text:list-item>
          <text:p text:style-name="P27">Mejor retención → las personas regresan a apps que se sienten fluidas y agradables.</text:p>
        </text:list-item>
        <text:list-item>
          <text:p text:style-name="P27">Accesibilidad mejorada → interacciones naturales también facilitan el uso para personas con diferentes necesidades.</text:p>
        </text:list-item>
        <text:list-item>
          <text:p text:style-name="P27">Diferenciación → las apps con buen diseño de interacción destacan frente a las que son rígidas o poco intuitivas.</text:p>
        </text:list-item>
      </text:list>
      <text:p text:style-name="Standard"><text:s/>Las interfaces naturales son el puente entre la tecnología y el usuario. En Flutter, aprovechar gestos, animaciones, voz y sensores nos permite crear apps que no solo funcionan, sino que también se sienten vivas, humanas y fáciles de usar.</text:p>
      <text:p text:style-name="Standard"/>
      <text:p text:style-name="Standard"/>
      <text:p text:style-name="Heading_20_1"><text:bookmark text:name="_sgs1coeexug0"/>2. Gestos y toques en Flutter</text:p>
      <text:p text:style-name="Standard">Las aplicaciones modernas no solo muestran información: también responden a cómo el usuario interactúa con la pantalla. Estos gestos hacen que la experiencia sea más natural e intuitiva, acercándose a la forma en que usamos objetos en la vida real (tocar, arrastrar, deslizar, ampliar con dos dedos).</text:p>
      <text:p text:style-name="Standard">En Flutter, los gestos se manejan principalmente con el widget GestureDetector, aunque también existen widgets como InkWell (que añade efectos visuales de toque).</text:p>
      <text:p text:style-name="Standard"><text:span text:style-name="T9">🔹 2.1 Gestos básicos</text:span></text:p>
      <text:p text:style-name="Standard">Los gestos básicos corresponden a interacciones comunes como un tap (toque simple), un doble tap o una pulsación prolongada.</text:p>
      <text:p text:style-name="Standard"><text:span text:style-name="T9">Ejemplo: Botón personalizado con gesto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3"><text:span text:style-name="T14">class</text:span><text:span text:style-name="T15"> </text:span><text:span text:style-name="T16">GestosBasicos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Gestos básicos"</text:span><text:span text:style-name="T15">)),<text:line-break/> <text:s text:c="5"/>body: Center(<text:line-break/> <text:s text:c="7"/>child: GestureDetector(<text:line-break/> <text:s text:c="9"/>onTap: () =&gt; </text:span><text:span text:style-name="T19">print</text:span><text:span text:style-name="T15">(</text:span><text:span text:style-name="T18">"Toque simple"</text:span><text:span text:style-name="T15">),<text:line-break/> <text:s text:c="9"/>onDoubleTap: () =&gt; </text:span><text:span text:style-name="T19">print</text:span><text:span text:style-name="T15">(</text:span><text:span text:style-name="T18">"Doble tap"</text:span><text:span text:style-name="T15">),<text:line-break/> <text:s text:c="9"/>onLongPress: () =&gt; </text:span><text:span text:style-name="T19">print</text:span><text:span text:style-name="T15">(</text:span><text:span text:style-name="T18">"Pulsación larga"</text:span><text:span text:style-name="T15">),<text:line-break/> <text:s text:c="9"/>child: Container(<text:line-break/> <text:s text:c="11"/>padding: EdgeInsets.all(</text:span><text:span text:style-name="T20">30</text:span><text:span text:style-name="T15">),<text:line-break/> <text:s text:c="11"/>decoration: BoxDecoration(<text:line-break/> <text:s text:c="13"/>color: Colors.blue,<text:line-break/> <text:s text:c="13"/>borderRadius: BorderRadius.circular(</text:span><text:span text:style-name="T20">12</text:span><text:span text:style-name="T15">),<text:line-break/> <text:s text:c="11"/>),<text:line-break/> <text:s text:c="11"/>child: Text(<text:line-break/> <text:s text:c="13"/></text:span><text:span text:style-name="T18">"Tócame"</text:span><text:span text:style-name="T15">,<text:line-break/> <text:s text:c="13"/>style: TextStyle(color: Colors.white, fontSize: </text:span><text:span text:style-name="T20">20</text:span><text:span text:style-name="T15">)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Con esto, la caja azul responde a distintos tipos de interacción.</text:p>
      <text:p text:style-name="P1"/>
      <text:p text:style-name="Standard"><text:span text:style-name="T9">🔹 2.2 Gestos de arrastre (Drag &amp; Pan)</text:span></text:p>
      <text:p text:style-name="Standard">Permiten mover elementos por la pantalla con el dedo, como cuando organizamos ítems en una lista.</text:p>
      <text:p text:style-name="Standard"><text:span text:style-name="T9">Ejemplo: Arrastrar un cuadrado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<text:span text:style-name="T14">class</text:span><text:span text:style-name="T15"> </text:span><text:span text:style-name="T16">Drag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DragDemoState createState() =&gt; _DragDemoState();<text:line-break/>}<text:line-break/><text:line-break/></text:span><text:span text:style-name="T14">class</text:span><text:span text:style-name="T15"> </text:span><text:span text:style-name="T16">_Drag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DragDemo</text:span><text:span text:style-name="T15">&gt; {<text:line-break/> <text:s/></text:span><text:span text:style-name="T19">double</text:span><text:span text:style-name="T15"> x = </text:span><text:span text:style-name="T20">0</text:span><text:span text:style-name="T15">, y = </text:span><text:span text:style-name="T20">0</text:span><text:span text:style-name="T15">;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Arrastrar objeto"</text:span><text:span text:style-name="T15">)),<text:line-break/> <text:s text:c="5"/>body: GestureDetector(<text:line-break/> <text:s text:c="7"/>onPanUpdate: (details) {<text:line-break/> <text:s text:c="9"/>setState(() {<text:line-break/> <text:s text:c="11"/>x += details.delta.dx;<text:line-break/> <text:s text:c="11"/>y += details.delta.dy;<text:line-break/> <text:s text:c="9"/>});<text:line-break/> <text:s text:c="7"/>},<text:line-break/> <text:s text:c="7"/>child: Stack(<text:line-break/> <text:s text:c="9"/>children: [<text:line-break/> <text:s text:c="11"/>Positioned(<text:line-break/> <text:s text:c="13"/>left: x,<text:line-break/> <text:s text:c="13"/>top: y,<text:line-break/> <text:s text:c="13"/>child: Container(<text:line-break/> <text:s text:c="15"/>width: </text:span><text:span text:style-name="T20">100</text:span><text:span text:style-name="T15">,<text:line-break/> <text:s text:c="15"/>height: </text:span><text:span text:style-name="T20">100</text:span><text:span text:style-name="T15">,<text:line-break/> <text:s text:c="15"/>color: Colors.red,<text:line-break/> <text:s text:c="13"/>),<text:line-break/> <text:s text:c="11"/>),<text:line-break/> <text:s text:c="9"/>]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El cuadrado rojo se puede arrastrar libremente por la pantalla.</text:p>
      <text:p text:style-name="P1"/>
      <text:p text:style-name="Standard"><text:span text:style-name="T9">🔹 2.3 Gestos de deslizamiento (Swipe)</text:span></text:p>
      <text:p text:style-name="Standard">Muy usados en apps como WhatsApp o Tinder, donde un swipe significa una acción.</text:p>
      <text:p text:style-name="Standard"><text:span text:style-name="T9">Ejemplo: Swipe to delete con Dismissible</text:span>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3"><text:span text:style-name="T14">class</text:span><text:span text:style-name="T15"> </text:span><text:span text:style-name="T16">SwipeDemo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4">final</text:span><text:span text:style-name="T15"> items = </text:span><text:span text:style-name="T19">List</text:span><text:span text:style-name="T15">.generate(</text:span><text:span text:style-name="T20">10</text:span><text:span text:style-name="T15">, (i) =&gt; </text:span><text:span text:style-name="T18">"Item $i"</text:span><text:span text:style-name="T15">);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Swipe to delete"</text:span><text:span text:style-name="T15">)),<text:line-break/> <text:s text:c="5"/>body: ListView.builder(<text:line-break/> <text:s text:c="7"/>itemCount: items.length,<text:line-break/> <text:s text:c="7"/>itemBuilder: (context, index) {<text:line-break/> <text:s text:c="9"/></text:span><text:span text:style-name="T14">return</text:span><text:span text:style-name="T15"> Dismissible(<text:line-break/> <text:s text:c="11"/>key: Key(items[index]),<text:line-break/> <text:s text:c="11"/>background: Container(color: Colors.red),<text:line-break/> <text:s text:c="11"/>onDismissed: (direction) {<text:line-break/> <text:s text:c="13"/></text:span><text:span text:style-name="T19">print</text:span><text:span text:style-name="T15">(</text:span><text:span text:style-name="T18">"</text:span><text:span text:style-name="T15">${items[index]}</text:span><text:span text:style-name="T18"> eliminado"</text:span><text:span text:style-name="T15">);<text:line-break/> <text:s text:c="11"/>},<text:line-break/> <text:s text:c="11"/>child: ListTile(title: Text(items[index])),<text:line-break/> <text:s text:c="9"/>);<text:line-break/> <text:s text:c="7"/>},<text:line-break/> <text:s text:c="5"/>),<text:line-break/> <text:s text:c="3"/>);<text:line-break/> <text:s/>}<text:line-break/>}</text:span></text:p>
          </table:table-cell>
        </table:table-row>
      </table:table>
      <text:p text:style-name="Standard">👉 Aquí el usuario puede deslizar un ítem hacia un lado para eliminarlo.</text:p>
      <text:p text:style-name="Standard"/>
      <text:p text:style-name="Standard"><text:span text:style-name="T9">🔹 2.4 Gestos multitáctiles (Zoom con dos dedos)</text:span></text:p>
      <text:p text:style-name="Standard">Para casos más avanzados, como hacer zoom con pinza (pinch-to-zoom) o rotar.</text:p>
      <text:p text:style-name="Standard"><text:span text:style-name="T9">Ejemplo: Zoom sobre una imagen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3"><text:span text:style-name="T14">class</text:span><text:span text:style-name="T15"> </text:span><text:span text:style-name="T16">Zoom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ZoomDemoState createState() =&gt; _ZoomDemoState();<text:line-break/>}<text:line-break/><text:line-break/></text:span><text:span text:style-name="T14">class</text:span><text:span text:style-name="T15"> </text:span><text:span text:style-name="T16">_Zoom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ZoomDemo</text:span><text:span text:style-name="T15">&gt; {<text:line-break/> <text:s/></text:span><text:span text:style-name="T19">double</text:span><text:span text:style-name="T15"> scale = </text:span><text:span text:style-name="T20">1.0</text:span><text:span text:style-name="T15">;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Pinch to Zoom"</text:span><text:span text:style-name="T15">)),<text:line-break/> <text:s text:c="5"/>body: Center(<text:line-break/> <text:s text:c="7"/>child: GestureDetector(<text:line-break/> <text:s text:c="9"/>onScaleUpdate: (details) {<text:line-break/> <text:s text:c="11"/>setState(() {<text:line-break/> <text:s text:c="13"/>scale = details.scale;<text:line-break/> <text:s text:c="11"/>});<text:line-break/> <text:s text:c="9"/>},<text:line-break/> <text:s text:c="9"/>child: Transform.scale(<text:line-break/> <text:s text:c="11"/>scale: scale,<text:line-break/> <text:s text:c="11"/>child: Image.network(<text:line-break/> <text:s text:c="13"/></text:span><text:span text:style-name="T18">"https://picsum.photos/300/200"</text:span><text:span text:style-name="T15">,<text:line-break/> <text:s text:c="13"/>fit: BoxFit.cover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👉 Ahora el usuario puede ampliar o reducir la imagen usando dos dedos.</text:p>
      <text:p text:style-name="Standard"/>
      <text:p text:style-name="Standard">✅ En resumen</text:p>
      <text:list xml:id="list1358240600" text:style-name="WWNum14">
        <text:list-item>
          <text:p text:style-name="P28">Gestos básicos: Tap, doble tap, long press.</text:p>
        </text:list-item>
        <text:list-item>
          <text:p text:style-name="P28">Gestos de arrastre (drag): Mover objetos.</text:p>
        </text:list-item>
        <text:list-item>
          <text:p text:style-name="P28">Gestos de deslizamiento (swipe): Eliminar, navegar, aceptar/rechazar.</text:p>
        </text:list-item>
        <text:list-item>
          <text:p text:style-name="P28">Gestos multitáctiles (scale/zoom): Ampliar y rotar contenido.<text:line-break/></text:p>
        </text:list-item>
      </text:list>
      <text:p text:style-name="Standard">Con estas herramientas, Flutter nos permite implementar interacciones que se sienten naturales e intuitivas, mejorando la experiencia del usuario.</text:p>
      <text:p text:style-name="Standard"/>
      <text:p text:style-name="Heading_20_1"><text:bookmark text:name="_yuoo58qxqjp3"/>3. Animaciones y Transiciones Naturales en Flutter</text:p>
      <text:p text:style-name="Standard">Una interfaz estática transmite frialdad y rigidez. En cambio, las animaciones bien usadas hacen que la experiencia sea más natural, fluida y comprensible: guían al usuario, refuerzan acciones y hacen que la interacción sea más intuitiva.</text:p>
      <text:p text:style-name="Standard"><text:span text:style-name="T9">Ejemplos:</text:span></text:p>
      <text:list xml:id="list3871012961" text:style-name="WWNum7">
        <text:list-item>
          <text:p text:style-name="P29">Un botón que se agranda al pulsarlo → transmite respuesta inmediata.</text:p>
        </text:list-item>
        <text:list-item>
          <text:p text:style-name="P29">Una lista que aparece con un deslizamiento suave → da sensación de fluidez.</text:p>
        </text:list-item>
        <text:list-item>
          <text:p text:style-name="P29">Una imagen que “vuela” a la siguiente pantalla → refuerza la relación entre pantallas.</text:p>
        </text:list-item>
      </text:list>
      <text:p text:style-name="Standard">Flutter ofrece dos enfoques principales:</text:p>
      <text:p text:style-name="Standard"><text:soft-page-break/><text:span text:style-name="T9">🔹 3.1 Animaciones Implícitas</text:span></text:p>
      <text:p text:style-name="Standard">Son las más sencillas: no necesitamos controlar cada frame, solo decimos qué cambiar y Flutter se encarga de animar la transición.</text:p>
      <text:p text:style-name="Standard">📌 Se usan cuando queremos animaciones simples y rápidas de implementar.</text:p>
      <text:p text:style-name="Standard"><text:span text:style-name="T9">Ejemplo: AnimatedContainer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3"><text:span text:style-name="T14">class</text:span><text:span text:style-name="T15"> </text:span><text:span text:style-name="T16">ImplicitAnimation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ImplicitAnimationDemoState createState() =&gt; _ImplicitAnimationDemoState();<text:line-break/>}<text:line-break/><text:line-break/></text:span><text:span text:style-name="T14">class</text:span><text:span text:style-name="T15"> </text:span><text:span text:style-name="T16">_ImplicitAnimation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ImplicitAnimationDemo</text:span><text:span text:style-name="T15">&gt; {<text:line-break/> <text:s/></text:span><text:span text:style-name="T19">bool</text:span><text:span text:style-name="T15"> grande = </text:span><text:span text:style-name="T14">false</text:span><text:span text:style-name="T15">;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Animación Implícita"</text:span><text:span text:style-name="T15">)),<text:line-break/> <text:s text:c="5"/>body: Center(<text:line-break/> <text:s text:c="7"/>child: GestureDetector(<text:line-break/> <text:s text:c="9"/>onTap: () =&gt; setState(() =&gt; grande = !grande),<text:line-break/> <text:s text:c="9"/>child: AnimatedContainer(<text:line-break/> <text:s text:c="11"/>duration: </text:span><text:span text:style-name="T19">Duration</text:span><text:span text:style-name="T15">(milliseconds: </text:span><text:span text:style-name="T20">500</text:span><text:span text:style-name="T15">),<text:line-break/> <text:s text:c="11"/>curve: Curves.easeInOut,<text:line-break/> <text:s text:c="11"/>width: grande ? </text:span><text:span text:style-name="T20">200</text:span><text:span text:style-name="T15"> : </text:span><text:span text:style-name="T20">100</text:span><text:span text:style-name="T15">,<text:line-break/> <text:s text:c="11"/>height: grande ? </text:span><text:span text:style-name="T20">200</text:span><text:span text:style-name="T15"> : </text:span><text:span text:style-name="T20">100</text:span><text:span text:style-name="T15">,<text:line-break/> <text:s text:c="11"/>color: grande ? Colors.blue : Colors.red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Al tocar el cuadrado, cambia de tamaño y color suavemente sin necesidad de control manual.</text:p>
      <text:p text:style-name="Standard">Otros widgets implícitos muy útiles:</text:p>
      <text:list xml:id="list1361015752" text:style-name="WWNum3">
        <text:list-item>
          <text:p text:style-name="P30">AnimatedOpacity (transparencia)</text:p>
        </text:list-item>
        <text:list-item>
          <text:p text:style-name="P30">AnimatedAlign (posición)</text:p>
        </text:list-item>
        <text:list-item>
          <text:p text:style-name="P30">AnimatedSwitcher (transición entre widgets)<text:line-break/></text:p>
        </text:list-item>
      </text:list>
      <text:p text:style-name="Standard"><text:span text:style-name="T9">🔹 3.2 Animaciones Explícitas</text:span></text:p>
      <text:p text:style-name="Standard">Aquí tenemos control total: decidimos cómo evoluciona la animación, su duración, curvas de interpolación y qué pasa en cada frame.</text:p>
      <text:p text:style-name="Standard">📌 Se usan cuando necesitamos animaciones complejas o sincronizadas.</text:p>
      <text:p text:style-name="Standard"><text:span text:style-name="T9">Ejemplo: AnimationController + Tween</text:span></text:p>
      <text:p text:style-name="Standard"/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3"><text:span text:style-name="T14">class</text:span><text:span text:style-name="T15"> </text:span><text:span text:style-name="T16">ExplicitAnimation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ExplicitAnimationDemoState createState() =&gt; _ExplicitAnimationDemoState();<text:line-break/>}<text:line-break/><text:line-break/></text:span><text:span text:style-name="T14">class</text:span><text:span text:style-name="T15"> </text:span><text:span text:style-name="T16">_ExplicitAnimation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ExplicitAnimationDemo</text:span><text:span text:style-name="T15">&gt;<text:line-break/> <text:s text:c="3"/></text:span><text:span text:style-name="T16">with</text:span><text:span text:style-name="T15"> </text:span><text:span text:style-name="T16">SingleTickerProviderStateMixin</text:span><text:span text:style-name="T15"> {<text:line-break/> <text:s/>late AnimationController _controller;<text:line-break/> <text:s/>late Animation&lt;</text:span><text:span text:style-name="T19">double</text:span><text:span text:style-name="T15">&gt; _animacion;<text:line-break/><text:line-break/> <text:s/></text:span><text:span text:style-name="T17">@override</text:span><text:span text:style-name="T15"><text:line-break/> <text:s/></text:span><text:span text:style-name="T14">void</text:span><text:span text:style-name="T15"> initState() {<text:line-break/> <text:s text:c="3"/></text:span><text:span text:style-name="T14">super</text:span><text:span text:style-name="T15">.initState();<text:line-break/> <text:s text:c="3"/>_controller = AnimationController(<text:line-break/> <text:s text:c="5"/>duration: </text:span><text:span text:style-name="T19">Duration</text:span><text:span text:style-name="T15">(seconds: </text:span><text:span text:style-name="T20">2</text:span><text:span text:style-name="T15">),<text:line-break/> <text:s text:c="5"/>vsync: </text:span><text:span text:style-name="T14">this</text:span><text:span text:style-name="T15">,<text:line-break/> <text:s text:c="3"/>);<text:line-break/><text:line-break/> <text:s text:c="3"/>_animacion = Tween&lt;</text:span><text:span text:style-name="T19">double</text:span><text:span text:style-name="T15">&gt;(begin: </text:span><text:span text:style-name="T20">0</text:span><text:span text:style-name="T15">, end: </text:span><text:span text:style-name="T20">300</text:span><text:span text:style-name="T15">).animate(<text:line-break/> <text:s text:c="5"/>CurvedAnimation(parent: _controller, curve: Curves.bounceOut),<text:line-break/> <text:s text:c="3"/>);<text:line-break/><text:line-break/> <text:s text:c="3"/>_controller.forward();<text:line-break/> <text:s/>}<text:line-break/><text:line-break/> <text:s/></text:span><text:span text:style-name="T17">@override</text:span><text:span text:style-name="T15"><text:line-break/> <text:s/></text:span><text:span text:style-name="T14">void</text:span><text:span text:style-name="T15"> dispose() {<text:line-break/> <text:s text:c="3"/>_controller.dispose();<text:line-break/> <text:s text:c="3"/></text:span><text:span text:style-name="T14">super</text:span><text:span text:style-name="T15">.dispose();<text:line-break/> <text:s/>}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Animación Explícita"</text:span><text:span text:style-name="T15">)),<text:line-break/> <text:s text:c="5"/>body: Center(<text:line-break/> <text:s text:c="7"/>child: AnimatedBuilder(<text:line-break/> <text:s text:c="9"/>animation: _animacion,<text:line-break/> <text:s text:c="9"/>builder: (context, child) {<text:line-break/> <text:s text:c="11"/></text:span><text:span text:style-name="T14">return</text:span><text:span text:style-name="T15"> Container(<text:line-break/> <text:s text:c="13"/>width: _animacion.value,<text:line-break/> <text:s text:c="13"/>height: _animacion.value,<text:line-break/> <text:s text:c="13"/>color: Colors.green,<text:line-break/> <text:s text:c="11"/>);<text:line-break/> <text:s text:c="9"/>}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Aquí el cuadrado crece con un rebote porque usamos un Curves.bounceOut. Tenemos control total de tiempos, curvas y comportamiento.</text:p>
      <text:p text:style-name="Standard"/>
      <text:p text:style-name="Standard"><text:span text:style-name="T9">🔹 3.3 Transiciones entre pantallas (Hero Animation)</text:span></text:p>
      <text:p text:style-name="Standard">Cuando cambiamos de pantalla, una animación puede reforzar la continuidad visual.</text:p>
      <text:p text:style-name="Standard"><text:span text:style-name="T9">Ejemplo: Hero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3"><text:span text:style-name="T14">class</text:span><text:span text:style-name="T15"> </text:span><text:span text:style-name="T16">FirstPage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Primera página"</text:span><text:span text:style-name="T15">)),<text:line-break/> <text:s text:c="5"/>body: Center(<text:line-break/> <text:s text:c="7"/>child: GestureDetector(<text:line-break/> <text:s text:c="9"/>onTap: () =&gt; Navigator.push(<text:line-break/> <text:s text:c="11"/>context,<text:line-break/> <text:s text:c="11"/>MaterialPageRoute(builder: (_) =&gt; SecondPage()),<text:line-break/> <text:s text:c="9"/>),<text:line-break/> <text:s text:c="9"/>child: Hero(<text:line-break/> <text:s text:c="11"/>tag: </text:span><text:span text:style-name="T18">"foto"</text:span><text:span text:style-name="T15">,<text:line-break/> <text:s text:c="11"/>child: Image.network(<text:line-break/> <text:s text:c="13"/></text:span><text:span text:style-name="T18">"https://urconfotos.com/200"</text:span><text:span text:style-name="T15">,<text:line-break/> <text:s text:c="13"/>width: </text:span><text:span text:style-name="T20">100</text:span><text:span text:style-name="T15">,<text:line-break/> <text:s text:c="11"/>),<text:line-break/> <text:s text:c="9"/>),<text:line-break/> <text:s text:c="7"/>),<text:line-break/> <text:s text:c="5"/>),<text:line-break/> <text:s text:c="3"/>);<text:line-break/> <text:s/>}<text:line-break/>}<text:line-break/><text:line-break/></text:span><text:span text:style-name="T14">class</text:span><text:span text:style-name="T15"> </text:span><text:span text:style-name="T16">SecondPage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Segunda página"</text:span><text:span text:style-name="T15">)),<text:line-break/> <text:s text:c="5"/>body: Center(<text:line-break/> <text:s text:c="7"/>child: Hero(<text:line-break/> <text:s text:c="9"/>tag: </text:span><text:span text:style-name="T18">"foto"</text:span><text:span text:style-name="T15">,<text:line-break/> <text:s text:c="9"/>child: Image.network(<text:line-break/> <text:s text:c="11"/></text:span><text:span text:style-name="T18">"https://urlconfotos.com/200"</text:span><text:span text:style-name="T15">,<text:line-break/> <text:s text:c="11"/>width: </text:span><text:span text:style-name="T20">300</text:span><text:span text:style-name="T15">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👉 La imagen “vuela” de una pantalla a otra, reforzando la relación entre ambas.</text:p>
      <text:p text:style-name="P1"/>
      <text:p text:style-name="Standard"><text:span text:style-name="T9">✅ En resumen</text:span></text:p>
      <text:list xml:id="list824796197" text:style-name="WWNum11">
        <text:list-item>
          <text:p text:style-name="P31">Implícitas → fáciles y rápidas (AnimatedContainer, AnimatedOpacity...).</text:p>
        </text:list-item>
        <text:list-item>
          <text:p text:style-name="P31">Explícitas → máximo control con AnimationController y Tween.</text:p>
        </text:list-item>
        <text:list-item>
          <text:p text:style-name="P31">Transiciones (Hero) → generan continuidad natural entre pantallas.<text:line-break/></text:p>
        </text:list-item>
      </text:list>
      <text:p text:style-name="Standard">Las animaciones no son decoración: bien usadas hacen la interfaz más comprensible y natural para el usuario.</text:p>
      <text:p text:style-name="Standard"/>
      <text:p text:style-name="Heading_20_1"><text:bookmark text:name="_bu0hrz244fjy"/>4. Interacciones Hápticas y Feedback Visual en Flutter</text:p>
      <text:p text:style-name="Standard">Cuando usamos una app, no solo importa lo que vemos en pantalla, sino también cómo sentimos que responde.<text:line-break/> Una buena interfaz siempre da una señal de que ha entendido nuestra acción:</text:p>
      <text:list xml:id="list3676500693" text:style-name="WWNum16">
        <text:list-item>
          <text:p text:style-name="P32">Puede ser visual (un botón cambia de color).</text:p>
        </text:list-item>
        <text:list-item>
          <text:p text:style-name="P32">Puede ser háptica (el dispositivo vibra ligeramente).</text:p>
        </text:list-item>
        <text:list-item>
          <text:p text:style-name="P32">O una mezcla de ambas.</text:p>
        </text:list-item>
      </text:list>
      <text:p text:style-name="Standard">Este tipo de feedback crea una sensación de control y naturalidad.</text:p>
      <text:p text:style-name="Standard"><text:span text:style-name="T9">🔹 4.1 Feedback Visual</text:span></text:p>
      <text:p text:style-name="Standard">En Flutter, la mayoría de widgets de interacción ya incluyen un feedback visual por defecto.</text:p>
      <text:p text:style-name="Standard"><text:span text:style-name="T9">Ejemplo:</text:span></text:p>
      <text:list xml:id="list1172255140" text:style-name="WWNum5">
        <text:list-item>
          <text:p text:style-name="P33">ElevatedButton cambia de color al pulsarlo.</text:p>
        </text:list-item>
        <text:list-item>
          <text:p text:style-name="P33">InkWell crea una onda de agua (ripple effect) al tocarlo.</text:p>
        </text:list-item>
      </text:list>
      <text:p text:style-name="Standard"><text:span text:style-name="T9">Ejemplo con InkWell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3"><text:span text:style-name="T14">class</text:span><text:span text:style-name="T15"> </text:span><text:span text:style-name="T16">FeedbackVisualDemo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Feedback Visual"</text:span><text:span text:style-name="T15">)),<text:line-break/> <text:s text:c="5"/>body: Center(<text:line-break/> <text:s text:c="7"/>child: InkWell(<text:line-break/> <text:s text:c="9"/>onTap: () {},<text:line-break/> <text:s text:c="9"/>borderRadius: BorderRadius.circular(</text:span><text:span text:style-name="T20">12</text:span><text:span text:style-name="T15">),<text:line-break/> <text:s text:c="9"/>child: Container(<text:line-break/> <text:s text:c="11"/>padding: EdgeInsets.all(</text:span><text:span text:style-name="T20">20</text:span><text:span text:style-name="T15">),<text:line-break/> <text:s text:c="11"/>decoration: BoxDecoration(<text:line-break/> <text:s text:c="13"/>color: Colors.blue,<text:line-break/> <text:s text:c="13"/>borderRadius: BorderRadius.circular(</text:span><text:span text:style-name="T20">12</text:span><text:span text:style-name="T15">),<text:line-break/> <text:s text:c="11"/>),<text:line-break/> <text:s text:c="11"/>child: Text(<text:line-break/> <text:s text:c="13"/></text:span><text:span text:style-name="T18">"Tócame"</text:span><text:span text:style-name="T15">,<text:line-break/> <text:s text:c="13"/>style: TextStyle(color: Colors.white, fontSize: </text:span><text:span text:style-name="T20">18</text:span><text:span text:style-name="T15">)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Aquí el botón muestra una onda animada cada vez que lo tocas.</text:p>
      <text:p text:style-name="Standard"/>
      <text:p text:style-name="Standard"><text:span text:style-name="T9">🔹 4.2 Feedback Háptico</text:span></text:p>
      <text:p text:style-name="Standard">El feedback háptico es la vibración sutil que acompaña ciertas acciones (muy usado en Android e iOS).</text:p>
      <text:p text:style-name="Standard">Flutter nos da acceso con HapticFeedback (paquete integrado en services.dart).</text:p>
      <text:p text:style-name="Standard"><text:span text:style-name="T9">Ejemplo de vibraciones básicas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3"><text:span text:style-name="T14">import</text:span><text:span text:style-name="T15"> </text:span><text:span text:style-name="T18">'package:flutter/material.dart'</text:span><text:span text:style-name="T15">;<text:line-break/></text:span><text:span text:style-name="T14">import</text:span><text:span text:style-name="T15"> </text:span><text:span text:style-name="T18">'package:flutter/services.dart'</text:span><text:span text:style-name="T15">;<text:line-break/><text:line-break/></text:span><text:span text:style-name="T14">class</text:span><text:span text:style-name="T15"> </text:span><text:span text:style-name="T16">FeedbackHapticoDemo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Feedback Háptico"</text:span><text:span text:style-name="T15">)),<text:line-break/> <text:s text:c="5"/>body: Center(<text:line-break/> <text:s text:c="7"/>child: Column(<text:line-break/> <text:s text:c="9"/>mainAxisAlignment: MainAxisAlignment.center,<text:line-break/> <text:s text:c="9"/>children: [<text:line-break/> <text:s text:c="11"/>ElevatedButton(<text:line-break/> <text:s text:c="13"/>onPressed: () {<text:line-break/> <text:s text:c="15"/>HapticFeedback.lightImpact(); </text:span><text:span text:style-name="T21">// vibración ligera</text:span><text:span text:style-name="T15"><text:line-break/> <text:s text:c="13"/>},<text:line-break/> <text:s text:c="13"/>child: Text(</text:span><text:span text:style-name="T18">"Ligero impacto"</text:span><text:span text:style-name="T15">),<text:line-break/> <text:s text:c="11"/>),<text:line-break/> <text:s text:c="11"/>ElevatedButton(<text:line-break/> <text:s text:c="13"/>onPressed: () {<text:line-break/> <text:s text:c="15"/>HapticFeedback.mediumImpact(); </text:span><text:span text:style-name="T21">// vibración media</text:span><text:span text:style-name="T15"><text:line-break/> <text:s text:c="13"/>},<text:line-break/> <text:s text:c="13"/>child: Text(</text:span><text:span text:style-name="T18">"Impacto medio"</text:span><text:span text:style-name="T15">),<text:line-break/> <text:s text:c="11"/>),<text:line-break/> <text:s text:c="11"/>ElevatedButton(<text:line-break/> <text:s text:c="13"/>onPressed: () {<text:line-break/> <text:s text:c="15"/>HapticFeedback.heavyImpact(); </text:span><text:span text:style-name="T21">// vibración fuerte</text:span><text:span text:style-name="T15"><text:line-break/> <text:s text:c="13"/>},<text:line-break/> <text:s text:c="13"/>child: Text(</text:span><text:span text:style-name="T18">"Impacto fuerte"</text:span><text:span text:style-name="T15">),<text:line-break/> <text:s text:c="11"/>),<text:line-break/> <text:s text:c="11"/>ElevatedButton(<text:line-break/> <text:s text:c="13"/>onPressed: () {<text:line-break/> <text:s text:c="15"/>HapticFeedback.vibrate(); </text:span><text:span text:style-name="T21">// vibración genérica</text:span><text:span text:style-name="T15"><text:line-break/> <text:s text:c="13"/>},<text:line-break/> <text:s text:c="13"/>child: Text(</text:span><text:span text:style-name="T18">"Vibración estándar"</text:span><text:span text:style-name="T15">),<text:line-break/> <text:s text:c="11"/>),<text:line-break/> <text:s text:c="9"/>]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📌 Diferencias:</text:p>
      <text:list xml:id="list3133821684" text:style-name="WWNum4">
        <text:list-item>
          <text:p text:style-name="P34"><text:soft-page-break/>Ligero impacto → ideal para confirmaciones pequeñas (ej: activar un switch).<text:line-break/></text:p>
        </text:list-item>
        <text:list-item>
          <text:p text:style-name="P34">Medio / fuerte impacto → para acciones importantes (ej: eliminar un ítem).<text:line-break/></text:p>
        </text:list-item>
        <text:list-item>
          <text:p text:style-name="P34">Vibración genérica → para notificaciones o alertas.<text:line-break/></text:p>
        </text:list-item>
      </text:list>
      <text:p text:style-name="Standard"><text:span text:style-name="T9">🔹 4.3 Combinando Feedback Visual + Háptico</text:span></text:p>
      <text:p text:style-name="Standard">La experiencia más natural surge al combinar ambas respuestas.</text:p>
      <text:p text:style-name="Standard"><text:span text:style-name="T9">Ejemplo: un botón que cambia de color y vibra cuando se mantiene presionado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3"><text:span text:style-name="T14">class</text:span><text:span text:style-name="T15"> </text:span><text:span text:style-name="T16">BotonInteractivo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Feedback Combinado"</text:span><text:span text:style-name="T15">)),<text:line-break/> <text:s text:c="5"/>body: Center(<text:line-break/> <text:s text:c="7"/>child: GestureDetector(<text:line-break/> <text:s text:c="9"/>onLongPress: () {<text:line-break/> <text:s text:c="11"/>HapticFeedback.mediumImpact();<text:line-break/> <text:s text:c="11"/>ScaffoldMessenger.of(context).showSnackBar(<text:line-break/> <text:s text:c="13"/>SnackBar(content: Text(</text:span><text:span text:style-name="T18">"Acción confirmada"</text:span><text:span text:style-name="T15">)),<text:line-break/> <text:s text:c="11"/>);<text:line-break/> <text:s text:c="9"/>},<text:line-break/> <text:s text:c="9"/>child: Container(<text:line-break/> <text:s text:c="11"/>padding: EdgeInsets.all(</text:span><text:span text:style-name="T20">20</text:span><text:span text:style-name="T15">),<text:line-break/> <text:s text:c="11"/>decoration: BoxDecoration(<text:line-break/> <text:s text:c="13"/>color: Colors.orange,<text:line-break/> <text:s text:c="13"/>borderRadius: BorderRadius.circular(</text:span><text:span text:style-name="T20">12</text:span><text:span text:style-name="T15">),<text:line-break/> <text:s text:c="11"/>),<text:line-break/> <text:s text:c="11"/>child: Text(<text:line-break/> <text:s text:c="13"/></text:span><text:span text:style-name="T18">"Mantén presionado"</text:span><text:span text:style-name="T15">,<text:line-break/> <text:s text:c="13"/>style: TextStyle(color: Colors.white, fontSize: </text:span><text:span text:style-name="T20">18</text:span><text:span text:style-name="T15">)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Aquí el usuario siente (vibración), ve (cambio visual) y oye (snackbar con sonido) que su acción fue reconocida.</text:p>
      <text:p text:style-name="Standard"><text:span text:style-name="T9">✅ En Resumen</text:span></text:p>
      <text:list xml:id="list4137118669" text:style-name="WWNum12">
        <text:list-item>
          <text:p text:style-name="P35">Feedback visual: cambios de color, animaciones, ripple effects.</text:p>
        </text:list-item>
        <text:list-item>
          <text:p text:style-name="P35">Feedback háptico: vibraciones sutiles que refuerzan la acción.</text:p>
        </text:list-item>
        <text:list-item>
          <text:p text:style-name="P35">Mejor práctica → combinarlos para una experiencia más natural y satisfactoria.<text:line-break/></text:p>
        </text:list-item>
      </text:list>
      <text:p text:style-name="Standard"><text:span text:style-name="T9">🔥 Ejemplo: Botón con Animación + Feedback Háptico + SnackBar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3"><text:span text:style-name="T14">import</text:span><text:span text:style-name="T15"> </text:span><text:span text:style-name="T18">'package:flutter/material.dart'</text:span><text:span text:style-name="T15">;<text:line-break/></text:span><text:span text:style-name="T14">import</text:span><text:span text:style-name="T15"> </text:span><text:span text:style-name="T18">'package:flutter/services.dart'</text:span><text:span text:style-name="T15">;<text:line-break/><text:line-break/></text:span><text:span text:style-name="T14">class</text:span><text:span text:style-name="T15"> </text:span><text:span text:style-name="T16">BotonNatural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BotonNaturalDemoState createState() =&gt; _BotonNaturalDemoState();<text:line-break/>}<text:line-break/><text:line-break/></text:span><text:span text:style-name="T14">class</text:span><text:span text:style-name="T15"> </text:span><text:span text:style-name="T16">_BotonNatural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BotonNaturalDemo</text:span><text:span text:style-name="T15">&gt;<text:line-break/> <text:s text:c="3"/></text:span><text:span text:style-name="T16">with</text:span><text:span text:style-name="T15"> </text:span><text:span text:style-name="T16">SingleTickerProviderStateMixin</text:span><text:span text:style-name="T15"> {<text:line-break/> <text:s/>late AnimationController _controller;<text:line-break/> <text:s/>late Animation&lt;</text:span><text:span text:style-name="T19">double</text:span><text:span text:style-name="T15">&gt; _scaleAnimation;<text:line-break/><text:line-break/> <text:s/></text:span><text:span text:style-name="T17">@override</text:span><text:span text:style-name="T15"><text:line-break/> <text:s/></text:span><text:span text:style-name="T14">void</text:span><text:span text:style-name="T15"> initState() {<text:line-break/> <text:s text:c="3"/></text:span><text:span text:style-name="T14">super</text:span><text:span text:style-name="T15">.initState();<text:line-break/><text:line-break/> <text:s text:c="3"/></text:span><text:span text:style-name="T21">// Animación para el efecto de "presionado"</text:span><text:span text:style-name="T15"><text:line-break/> <text:s text:c="3"/>_controller = AnimationController(<text:line-break/> <text:s text:c="5"/>duration: </text:span><text:span text:style-name="T19">Duration</text:span><text:span text:style-name="T15">(milliseconds: </text:span><text:span text:style-name="T20">150</text:span><text:span text:style-name="T15">),<text:line-break/> <text:s text:c="5"/>vsync: </text:span><text:span text:style-name="T14">this</text:span><text:span text:style-name="T15">,<text:line-break/> <text:s text:c="5"/>lowerBound: </text:span><text:span text:style-name="T20">0.9</text:span><text:span text:style-name="T15">,<text:line-break/> <text:s text:c="5"/>upperBound: </text:span><text:span text:style-name="T20">1.0</text:span><text:span text:style-name="T15">,<text:line-break/> <text:s text:c="3"/>);<text:line-break/><text:line-break/> <text:s text:c="3"/>_scaleAnimation = CurvedAnimation(<text:line-break/> <text:s text:c="5"/>parent: _controller,<text:line-break/> <text:s text:c="5"/>curve: Curves.easeInOut,<text:line-break/> <text:s text:c="3"/>);<text:line-break/> <text:s/>}<text:line-break/><text:line-break/> <text:s/></text:span><text:span text:style-name="T17">@override</text:span><text:span text:style-name="T15"><text:line-break/> <text:s/></text:span><text:span text:style-name="T14">void</text:span><text:span text:style-name="T15"> dispose() {<text:line-break/> <text:s text:c="3"/>_controller.dispose();<text:line-break/> <text:s text:c="3"/></text:span><text:span text:style-name="T14">super</text:span><text:span text:style-name="T15">.dispose();<text:line-break/> <text:s/>}<text:line-break/><text:line-break/> <text:s/></text:span><text:span text:style-name="T14">void</text:span><text:span text:style-name="T15"> _accionBoton(BuildContext context) {<text:line-break/> <text:s text:c="3"/>HapticFeedback.lightImpact(); </text:span><text:span text:style-name="T21">// Vibración ligera</text:span><text:span text:style-name="T15"><text:line-break/> <text:s text:c="3"/>ScaffoldMessenger.of(context).showSnackBar(<text:line-break/> <text:s text:c="5"/>SnackBar(<text:line-break/> <text:s text:c="7"/>content: Text(</text:span><text:span text:style-name="T18">"¡Acción ejecutada con éxito! 🎉"</text:span><text:span text:style-name="T15">),<text:line-break/> <text:s text:c="7"/>duration: </text:span><text:span text:style-name="T19">Duration</text:span><text:span text:style-name="T15">(seconds: </text:span><text:span text:style-name="T20">2</text:span><text:span text:style-name="T15">),<text:line-break/> <text:s text:c="5"/>),<text:line-break/> <text:s text:c="3"/>);<text:line-break/> <text:s/>}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Botón Natural"</text:span><text:span text:style-name="T15">)),<text:line-break/> <text:s text:c="5"/>body: Center(<text:line-break/> <text:s text:c="7"/>child: GestureDetector(<text:line-break/> <text:s text:c="9"/>onTapDown: (_) =&gt; _controller.reverse(), </text:span><text:span text:style-name="T21">// Efecto presionar</text:span><text:span text:style-name="T15"><text:line-break/> <text:s text:c="9"/>onTapUp: (_) {<text:line-break/> <text:s text:c="11"/>_controller.forward(); </text:span><text:span text:style-name="T21">// Regresar al estado normal</text:span><text:span text:style-name="T15"><text:line-break/> <text:s text:c="11"/>_accionBoton(context);<text:line-break/> <text:s text:c="9"/>},<text:line-break/> <text:s text:c="9"/>onTapCancel: () =&gt; _controller.forward(),<text:line-break/> <text:s text:c="9"/>child: ScaleTransition(<text:line-break/> <text:s text:c="11"/>scale: _scaleAnimation,<text:line-break/> <text:s text:c="11"/>child: AnimatedContainer(<text:line-break/> <text:s text:c="13"/>duration: </text:span><text:span text:style-name="T19">Duration</text:span><text:span text:style-name="T15">(milliseconds: </text:span><text:span text:style-name="T20">200</text:span><text:span text:style-name="T15">),<text:line-break/> <text:s text:c="13"/>padding: EdgeInsets.symmetric(vertical: </text:span><text:span text:style-name="T20">20</text:span><text:span text:style-name="T15">, horizontal: </text:span><text:span text:style-name="T20">40</text:span><text:span text:style-name="T15">),<text:line-break/> <text:s text:c="13"/>decoration: BoxDecoration(<text:line-break/> <text:s text:c="15"/>color: Colors.blueAccent,<text:line-break/> <text:s text:c="15"/>borderRadius: BorderRadius.circular(</text:span><text:span text:style-name="T20">16</text:span><text:span text:style-name="T15">),<text:line-break/> <text:s text:c="15"/>boxShadow: [<text:line-break/> <text:s text:c="17"/>BoxShadow(<text:line-break/> <text:s text:c="19"/>color: Colors.black26,<text:line-break/> <text:s text:c="19"/>blurRadius: </text:span><text:span text:style-name="T20">10</text:span><text:span text:style-name="T15">,<text:line-break/> <text:s text:c="19"/>offset: Offset(</text:span><text:span text:style-name="T20">0</text:span><text:span text:style-name="T15">, </text:span><text:span text:style-name="T20">5</text:span><text:span text:style-name="T15">),<text:line-break/> <text:s text:c="17"/>)<text:line-break/> <text:s text:c="15"/>],<text:line-break/> <text:s text:c="13"/>),<text:line-break/> <text:s text:c="13"/>child: Text(<text:line-break/> <text:s text:c="15"/></text:span><text:span text:style-name="T18">"Presióname"</text:span><text:span text:style-name="T15">,<text:line-break/> <text:s text:c="15"/>style: TextStyle(color: Colors.white, fontSize: </text:span><text:span text:style-name="T20">20</text:span><text:span text:style-name="T15">),<text:line-break/> <text:s text:c="13"/>)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📌 ¿Qué pasa aquí?</text:span></text:p>
      <text:list xml:id="list3948061556" text:style-name="WWNum18">
        <text:list-item>
          <text:p text:style-name="P36">Animación visual: el botón se encoge al presionarlo (ScaleTransition) y vuelve a crecer.</text:p>
        </text:list-item>
        <text:list-item>
          <text:p text:style-name="P36">Feedback háptico: el usuario siente una vibración ligera al soltar el botón.</text:p>
        </text:list-item>
        <text:list-item>
          <text:p text:style-name="P36">Confirmación extra: aparece un SnackBar como refuerzo visual/textual.</text:p>
        </text:list-item>
      </text:list>
      <text:p text:style-name="Standard">👉 Este es un ejemplo de cómo combinar UX multisensorial para lograr que una interfaz se perciba natural, viva y confiable.</text:p>
      <text:p text:style-name="Heading_20_1"><text:bookmark text:name="_bafmfknlnerq"/>5. Accesibilidad y Usabilidad Natural en Flutter</text:p>
      <text:p text:style-name="Standard">Cuando hablamos de interfaces naturales, no podemos dejar fuera la accesibilidad. Una app verdaderamente natural es aquella que puede ser usada por cualquier persona, independientemente de sus capacidades visuales, auditivas o motoras.</text:p>
      <text:p text:style-name="Standard">Flutter incluye soporte nativo y herramientas que facilitan el desarrollo de aplicaciones accesibles y adaptables.</text:p>
      <text:p text:style-name="Standard"><text:span text:style-name="T9">🔹 ¿Por qué la accesibilidad es clave?</text:span></text:p>
      <text:list xml:id="list3896585379" text:style-name="WWNum15">
        <text:list-item>
          <text:p text:style-name="P37">Inclusión → Permite que personas con discapacidad visual, auditiva o motora usen la app.</text:p>
        </text:list-item>
        <text:list-item>
          <text:p text:style-name="P37">Experiencia de usuario mejorada → No solo para personas con discapacidad, también para quienes prefieren textos más grandes, modos oscuros o control por voz.</text:p>
        </text:list-item>
        <text:list-item>
          <text:p text:style-name="P37">Requisitos legales → En muchos países, las aplicaciones públicas deben cumplir con normas de accesibilidad (ej. WCAG).</text:p>
        </text:list-item>
        <text:list-item>
          <text:p text:style-name="P37">Mayor alcance → Apps accesibles pueden llegar a más usuarios potenciales.<text:line-break/></text:p>
        </text:list-item>
      </text:list>
      <text:p text:style-name="Standard"><text:span text:style-name="T9">🔹 Herramientas de accesibilidad en Flutter</text:span></text:p>
      <text:p text:style-name="Standard"><text:span text:style-name="T9">1. Semantics: descripción para lectores de pantalla</text:span></text:p>
      <text:p text:style-name="Standard">Flutter usa el árbol de Semantics para comunicar la interfaz a los screen readers como TalkBack (Android) o VoiceOver (iOS).</text:p>
      <text:p text:style-name="Standard">Ejemplo básico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3"><text:span text:style-name="T15">Semantics(<text:line-break/> <text:s/>label: </text:span><text:span text:style-name="T18">'Botón de reproducir'</text:span><text:span text:style-name="T15">,<text:line-break/> <text:s/>hint: </text:span><text:span text:style-name="T18">'Reproduce el audio actual'</text:span><text:span text:style-name="T15">,<text:line-break/> <text:s/>child: IconButton(<text:line-break/> <text:s text:c="3"/>icon: Icon(Icons.play_arrow),<text:line-break/> <text:s text:c="3"/>onPressed: () {},<text:line-break/> <text:s/>),<text:line-break/>)</text:span></text:p>
          </table:table-cell>
        </table:table-row>
      </table:table>
      <text:p text:style-name="Standard"><text:span text:style-name="T9">📌 Con esto, un lector de pantalla anunciará:<text:line-break/></text:span> “Botón de reproducir. Reproduce el audio actual”.</text:p>
      <text:p text:style-name="Standard"><text:span text:style-name="T9">2. Tamaños de texto adaptables</text:span></text:p>
      <text:p text:style-name="Standard">En lugar de fijar tamaños de fuente, debemos permitir que el usuario ajuste el texto desde la configuración de su dispositivo.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3"><text:span text:style-name="T15">Text(<text:line-break/> <text:s/></text:span><text:span text:style-name="T18">"Texto accesible"</text:span><text:span text:style-name="T15">,<text:line-break/> <text:s/>style: TextStyle(fontSize: </text:span><text:span text:style-name="T20">18</text:span><text:span text:style-name="T15">),<text:line-break/> <text:s/>textScaleFactor: MediaQuery.of(context).textScaleFactor,<text:line-break/>)</text:span></text:p>
          </table:table-cell>
        </table:table-row>
      </table:table>
      <text:p text:style-name="Standard">👉 Así, si el usuario activa “Texto grande” en su móvil, la app ajustará automáticamente el tamaño.</text:p>
      <text:p text:style-name="P1"/>
      <text:p text:style-name="P1"/>
      <text:p text:style-name="P1"/>
      <text:p text:style-name="Standard"><text:span text:style-name="T9">3. Colores y contraste</text:span></text:p>
      <text:list xml:id="list852286516" text:style-name="WWNum19">
        <text:list-item>
          <text:p text:style-name="P38">Usar contraste suficiente entre texto y fondo.</text:p>
        </text:list-item>
        <text:list-item>
          <text:p text:style-name="P38">Respetar el modo oscuro (ThemeMode.dark).</text:p>
        </text:list-item>
        <text:list-item>
          <text:p text:style-name="P38">Evitar comunicar información solo por color (ej: un error marcado únicamente en rojo).</text:p>
        </text:list-item>
      </text:list>
      <text:p text:style-name="Standard">Ejemplo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3"><text:span text:style-name="T15">Text(<text:line-break/> <text:s/></text:span><text:span text:style-name="T18">"Error en el formulario"</text:span><text:span text:style-name="T15">,<text:line-break/> <text:s/>style: TextStyle(color: Colors.red, fontWeight: FontWeight.bold),<text:line-break/>)</text:span></text:p>
          </table:table-cell>
        </table:table-row>
      </table:table>
      <text:p text:style-name="Standard">Aquí combinamos color + estilo (negrita) para mayor accesibilidad.</text:p>
      <text:p text:style-name="P1"/>
      <text:p text:style-name="Standard"><text:span text:style-name="T9">4. Soporte de accesibilidad motora</text:span></text:p>
      <text:p text:style-name="Standard">Podemos hacer botones más fáciles de presionar aumentando su área de toque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3"><text:span text:style-name="T15">InkWell(<text:line-break/> <text:s/>onTap: () {},<text:line-break/> <text:s/>child: Padding(<text:line-break/> <text:s text:c="3"/>padding: EdgeInsets.all(</text:span><text:span text:style-name="T20">16</text:span><text:span text:style-name="T15">), </text:span><text:span text:style-name="T21">// Área de toque más grande</text:span><text:span text:style-name="T15"><text:line-break/> <text:s text:c="3"/>child: Icon(Icons.delete, size: </text:span><text:span text:style-name="T20">32</text:span><text:span text:style-name="T15">),<text:line-break/> <text:s/>),<text:line-break/>)</text:span></text:p>
          </table:table-cell>
        </table:table-row>
      </table:table>
      <text:p text:style-name="Standard"/>
      <text:p text:style-name="Standard"><text:span text:style-name="T9">5. Accesibilidad auditiva y multimodal</text:span></text:p>
      <text:list xml:id="list1902205020" text:style-name="WWNum8">
        <text:list-item>
          <text:p text:style-name="P39"><text:soft-page-break/>Proporcionar subtítulos o transcripciones en apps con audio/video.</text:p>
        </text:list-item>
        <text:list-item>
          <text:p text:style-name="P39">Usar feedback háptico o visual además de sonoro.</text:p>
        </text:list-item>
      </text:list>
      <text:p text:style-name="Standard"><text:span text:style-name="T9">Ejemplo:<text:line-break/></text:span> Un mensaje de “acción completada” debe tener tanto un ding de sonido como un SnackBar en pantalla.</text:p>
      <text:p text:style-name="Standard"><text:span text:style-name="T9">🔹 Ejemplo práctico: Botón accesible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3"><text:span text:style-name="T15">Semantics(<text:line-break/> <text:s/>label: </text:span><text:span text:style-name="T18">'Enviar formulario'</text:span><text:span text:style-name="T15">,<text:line-break/> <text:s/>hint: </text:span><text:span text:style-name="T18">'Envía los datos al servidor'</text:span><text:span text:style-name="T15">,<text:line-break/> <text:s/>button: </text:span><text:span text:style-name="T14">true</text:span><text:span text:style-name="T15">, </text:span><text:span text:style-name="T21">// Lo marca explícitamente como botón</text:span><text:span text:style-name="T15"><text:line-break/> <text:s/>child: ElevatedButton(<text:line-break/> <text:s text:c="3"/>onPressed: () {},<text:line-break/> <text:s text:c="3"/>child: Text(</text:span><text:span text:style-name="T18">"Enviar"</text:span><text:span text:style-name="T15">),<text:line-break/> <text:s/>),<text:line-break/>)</text:span></text:p>
          </table:table-cell>
        </table:table-row>
      </table:table>
      <text:p text:style-name="Standard">Con esto, un screen reader dirá:<text:line-break/> 👉 “Enviar formulario. Envía los datos al servidor. Botón.”</text:p>
      <text:p text:style-name="Standard"/>
      <text:p text:style-name="Standard"/>
      <text:p text:style-name="Standard"><text:span text:style-name="T9">✅ Buenas prácticas de accesibilidad en Flutter</text:span></text:p>
      <text:p text:style-name="Standard">✔ Usar Semantics en widgets personalizados.<text:line-break/>✔ Probar la app con screen readers en Android e iOS.<text:line-break/>✔ No depender solo del color para transmitir información.<text:line-break/>✔ Respetar el tamaño de texto y la orientación del dispositivo.<text:line-break/>✔ Añadir feedback visual, auditivo y háptico.</text:p>
      <text:p text:style-name="Standard"/>
      <text:p text:style-name="Standard">La accesibilidad en Flutter no es un “extra”, es parte de crear interfaces naturales y humanas. Con Semantics, textos adaptables, colores accesibles y soporte para lectores de pantalla, nuestras apps pueden ser usadas por todos, en cualquier contexto.</text:p>
      <text:p text:style-name="Standard"/>
      <text:p text:style-name="Heading_20_1"><text:bookmark text:name="_yqedtgitzfxn"/>6. Ejemplo Integrador: App con Gestos + Animación + Accesibilidad</text:p>
      <text:p text:style-name="Standard">🎯 Objetivo</text:p>
      <text:p text:style-name="Standard">Crear una pantalla con:</text:p>
      <text:list xml:id="list1947284199" text:style-name="WWNum2">
        <text:list-item>
          <text:p text:style-name="P40">Una tarjeta interactiva que responde a gestos con animación.</text:p>
        </text:list-item>
        <text:list-item>
          <text:p text:style-name="P40">Un botón accesible que incluye feedback háptico y descripción para lectores de pantalla.</text:p>
        </text:list-item>
        <text:list-item>
          <text:p text:style-name="P40">Soporte para lectores de pantalla (Semantics).</text:p>
        </text:list-item>
      </text:list>
      <text:p text:style-name="Standard"><text:span text:style-name="T9">📌 Código completo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3"><text:span text:style-name="T14">import</text:span><text:span text:style-name="T15"> </text:span><text:span text:style-name="T18">'package:flutter/material.dart'</text:span><text:span text:style-name="T15">;<text:line-break/></text:span><text:span text:style-name="T14">import</text:span><text:span text:style-name="T15"> </text:span><text:span text:style-name="T18">'package:flutter/services.dart'</text:span><text:span text:style-name="T15">;<text:line-break/><text:line-break/></text:span><text:span text:style-name="T14">void</text:span><text:span text:style-name="T15"> main() {<text:line-break/> <text:s/>runApp(InterfazNaturalApp());<text:line-break/>}<text:line-break/><text:line-break/></text:span><text:span text:style-name="T14">class</text:span><text:span text:style-name="T15"> </text:span><text:span text:style-name="T16">InterfazNaturalApp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MaterialApp(<text:line-break/> <text:s text:c="5"/>title: </text:span><text:span text:style-name="T18">'Interfaz Natural'</text:span><text:span text:style-name="T15">,<text:line-break/> <text:s text:c="5"/>theme: ThemeData(primarySwatch: Colors.blue),<text:line-break/> <text:s text:c="5"/>home: InterfazNaturalPage(),<text:line-break/> <text:s text:c="3"/>);<text:line-break/> <text:s/>}<text:line-break/>}<text:line-break/><text:line-break/></text:span><text:span text:style-name="T14">class</text:span><text:span text:style-name="T15"> </text:span><text:span text:style-name="T16">InterfazNaturalPage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InterfazNaturalPageState createState() =&gt; _InterfazNaturalPageState();<text:line-break/>}<text:line-break/><text:line-break/></text:span><text:span text:style-name="T14">class</text:span><text:span text:style-name="T15"> </text:span><text:span text:style-name="T16">_InterfazNaturalPage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InterfazNaturalPage</text:span><text:span text:style-name="T15">&gt; {<text:line-break/> <text:s/></text:span><text:span text:style-name="T19">double</text:span><text:span text:style-name="T15"> _cardScale = </text:span><text:span text:style-name="T20">1.0</text:span><text:span text:style-name="T15">;<text:line-break/> <text:s/>Color _cardColor = Colors.blueAccent;<text:line-break/><text:line-break/> <text:s/></text:span><text:span text:style-name="T14">void</text:span><text:span text:style-name="T15"> _onCardTap() {<text:line-break/> <text:s text:c="3"/>setState(() {<text:line-break/> <text:s text:c="5"/>_cardScale = </text:span><text:span text:style-name="T20">0.95</text:span><text:span text:style-name="T15">;<text:line-break/> <text:s text:c="5"/>_cardColor = _cardColor == Colors.blueAccent<text:line-break/> <text:s text:c="9"/>? Colors.greenAccent<text:line-break/> <text:s text:c="9"/>: Colors.blueAccent;<text:line-break/> <text:s text:c="3"/>});<text:line-break/><text:line-break/> <text:s text:c="3"/></text:span><text:span text:style-name="T21">// Feedback háptico ligero</text:span><text:span text:style-name="T15"><text:line-break/> <text:s text:c="3"/>HapticFeedback.lightImpact();<text:line-break/><text:line-break/> <text:s text:c="3"/></text:span><text:span text:style-name="T21">// Restaurar tamaño después de un momento</text:span><text:span text:style-name="T15"><text:line-break/> <text:s text:c="3"/>Future.delayed(</text:span><text:span text:style-name="T19">Duration</text:span><text:span text:style-name="T15">(milliseconds: </text:span><text:span text:style-name="T20">200</text:span><text:span text:style-name="T15">), () {<text:line-break/> <text:s text:c="5"/>setState(() =&gt; _cardScale = </text:span><text:span text:style-name="T20">1.0</text:span><text:span text:style-name="T15">);<text:line-break/> <text:s text:c="3"/>});<text:line-break/> <text:s/>}<text:line-break/><text:line-break/> <text:s/></text:span><text:span text:style-name="T14">void</text:span><text:span text:style-name="T15"> _onButtonPressed(BuildContext context) {<text:line-break/> <text:s text:c="3"/>HapticFeedback.mediumImpact(); </text:span><text:span text:style-name="T21">// Vibración más fuerte</text:span><text:span text:style-name="T15"><text:line-break/> <text:s text:c="3"/>ScaffoldMessenger.of(context).showSnackBar(<text:line-break/> <text:s text:c="5"/>SnackBar(content: Text(</text:span><text:span text:style-name="T18">"¡Formulario enviado con éxito! ✅"</text:span><text:span text:style-name="T15">)),<text:line-break/> <text:s text:c="3"/>);<text:line-break/> <text:s/>}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Ejemplo Integrador"</text:span><text:span text:style-name="T15">)),<text:line-break/> <text:s text:c="5"/>body: Center(<text:line-break/> <text:s text:c="7"/>child: Column(<text:line-break/> <text:s text:c="9"/>mainAxisAlignment: MainAxisAlignment.center,<text:line-break/> <text:s text:c="9"/>children: [<text:line-break/> <text:s text:c="11"/></text:span><text:span text:style-name="T21">// 🔹 Tarjeta interactiva con animación y gestos</text:span><text:span text:style-name="T15"><text:line-break/> <text:s text:c="11"/>GestureDetector(<text:line-break/> <text:s text:c="13"/>onTap: _onCardTap,<text:line-break/> <text:s text:c="13"/>child: Semantics(<text:line-break/> <text:s text:c="15"/>label: </text:span><text:span text:style-name="T18">"Tarjeta interactiva"</text:span><text:span text:style-name="T15">,<text:line-break/> <text:s text:c="15"/>hint: </text:span><text:span text:style-name="T18">"Tócala para cambiar de color"</text:span><text:span text:style-name="T15">,<text:line-break/> <text:s text:c="15"/>child: AnimatedScale(<text:line-break/> <text:s text:c="17"/>scale: _cardScale,<text:line-break/> <text:s text:c="17"/>duration: </text:span><text:span text:style-name="T19">Duration</text:span><text:span text:style-name="T15">(milliseconds: </text:span><text:span text:style-name="T20">200</text:span><text:span text:style-name="T15">),<text:line-break/> <text:s text:c="17"/>child: AnimatedContainer(<text:line-break/> <text:s text:c="19"/>duration: </text:span><text:span text:style-name="T19">Duration</text:span><text:span text:style-name="T15">(milliseconds: </text:span><text:span text:style-name="T20">300</text:span><text:span text:style-name="T15">),<text:line-break/> <text:s text:c="19"/>width: </text:span><text:span text:style-name="T20">200</text:span><text:span text:style-name="T15">,<text:line-break/> <text:s text:c="19"/>height: </text:span><text:span text:style-name="T20">120</text:span><text:span text:style-name="T15">,<text:line-break/> <text:s text:c="19"/>decoration: BoxDecoration(<text:line-break/> <text:s text:c="21"/>color: _cardColor,<text:line-break/> <text:s text:c="21"/>borderRadius: BorderRadius.circular(</text:span><text:span text:style-name="T20">16</text:span><text:span text:style-name="T15">),<text:line-break/> <text:s text:c="21"/>boxShadow: [<text:line-break/> <text:s text:c="23"/>BoxShadow(<text:line-break/> <text:s text:c="25"/>color: Colors.black26,<text:line-break/> <text:s text:c="25"/>blurRadius: </text:span><text:span text:style-name="T20">8</text:span><text:span text:style-name="T15">,<text:line-break/> <text:s text:c="25"/>offset: Offset(</text:span><text:span text:style-name="T20">0</text:span><text:span text:style-name="T15">, </text:span><text:span text:style-name="T20">4</text:span><text:span text:style-name="T15">),<text:line-break/> <text:s text:c="23"/>),<text:line-break/> <text:s text:c="21"/>],<text:line-break/> <text:s text:c="19"/>),<text:line-break/> <text:s text:c="19"/>child: Center(<text:line-break/> <text:s text:c="21"/>child: Text(<text:line-break/> <text:s text:c="23"/></text:span><text:span text:style-name="T18">"Tócame 👆"</text:span><text:span text:style-name="T15">,<text:line-break/> <text:s text:c="23"/>style: TextStyle(color: Colors.white, fontSize: </text:span><text:span text:style-name="T20">20</text:span><text:span text:style-name="T15">),<text:line-break/> <text:s text:c="21"/>),<text:line-break/> <text:s text:c="19"/>),<text:line-break/> <text:s text:c="17"/>),<text:line-break/> <text:s text:c="15"/>),<text:line-break/> <text:s text:c="13"/>),<text:line-break/> <text:s text:c="11"/>),<text:line-break/> <text:s text:c="11"/>SizedBox(height: </text:span><text:span text:style-name="T20">40</text:span><text:span text:style-name="T15">),<text:line-break/><text:line-break/> <text:s text:c="11"/></text:span><text:span text:style-name="T21">// 🔹 Botón accesible con feedback háptico</text:span><text:span text:style-name="T15"><text:line-break/> <text:s text:c="11"/>Semantics(<text:line-break/> <text:s text:c="13"/>label: </text:span><text:span text:style-name="T18">"Botón de enviar formulario"</text:span><text:span text:style-name="T15">,<text:line-break/> <text:s text:c="13"/>hint: </text:span><text:span text:style-name="T18">"Presiona para enviar la información"</text:span><text:span text:style-name="T15">,<text:line-break/> <text:s text:c="13"/>button: </text:span><text:span text:style-name="T14">true</text:span><text:span text:style-name="T15">,<text:line-break/> <text:s text:c="13"/>child: ElevatedButton.icon(<text:line-break/> <text:s text:c="15"/>icon: Icon(Icons.send),<text:line-break/> <text:s text:c="15"/>label: Text(</text:span><text:span text:style-name="T18">"Enviar"</text:span><text:span text:style-name="T15">),<text:line-break/> <text:s text:c="15"/>onPressed: () =&gt; _onButtonPressed(context),<text:line-break/> <text:s text:c="13"/>),<text:line-break/> <text:s text:c="11"/>),<text:line-break/> <text:s text:c="9"/>]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<text:span text:style-name="T9">🔎 Explicación paso a paso</text:span></text:p>
      <text:list xml:id="list2702708722" text:style-name="WWNum6">
        <text:list-item>
          <text:p text:style-name="P41"><text:span text:style-name="T9">Tarjeta interactiva</text:span></text:p>
          <text:list>
            <text:list-item>
              <text:p text:style-name="P44">Detecta el gesto con GestureDetector.</text:p>
            </text:list-item>
            <text:list-item>
              <text:p text:style-name="P44">Usa AnimatedScale y AnimatedContainer para cambiar tamaño y color.</text:p>
            </text:list-item>
            <text:list-item>
              <text:p text:style-name="P44">Feedback háptico (HapticFeedback.lightImpact()) al tocar.</text:p>
            </text:list-item>
            <text:list-item>
              <text:p text:style-name="P44">Descripción accesible con Semantics.</text:p>
            </text:list-item>
          </text:list>
        </text:list-item>
        <text:list-item>
          <text:p text:style-name="P41"><text:span text:style-name="T9">Botón accesible</text:span></text:p>
          <text:list>
            <text:list-item>
              <text:p text:style-name="P44">Semantics lo marca como botón y añade descripción/hint.</text:p>
            </text:list-item>
            <text:list-item>
              <text:p text:style-name="P44">Al presionar:</text:p>
              <text:list>
                <text:list-item>
                  <text:p text:style-name="P45">Vibra con HapticFeedback.mediumImpact().</text:p>
                </text:list-item>
                <text:list-item>
                  <text:p text:style-name="P45">Muestra un SnackBar.</text:p>
                </text:list-item>
              </text:list>
            </text:list-item>
          </text:list>
        </text:list-item>
        <text:list-item>
          <text:p text:style-name="P41"><text:span text:style-name="T9">Accesibilidad asegurada</text:span></text:p>
          <text:list>
            <text:list-item>
              <text:p text:style-name="P44">Los lectores de pantalla narran la función de cada elemento.</text:p>
            </text:list-item>
            <text:list-item>
              <text:p text:style-name="P44">Los textos son claros y concisos.</text:p>
            </text:list-item>
            <text:list-item>
              <text:p text:style-name="P44">Se usa color + texto para accesibilidad visual.</text:p>
            </text:list-item>
          </text:list>
        </text:list-item>
      </text:list>
      <text:p text:style-name="Standard"><text:span text:style-name="T9">✅ Resultado</text:span></text:p>
      <text:list xml:id="list120020233" text:style-name="WWNum1">
        <text:list-item>
          <text:p text:style-name="P42">En móviles y tablets, la UI responde de forma fluida y natural.</text:p>
        </text:list-item>
        <text:list-item>
          <text:p text:style-name="P42">El usuario recibe feedback visual, táctil y auditivo.</text:p>
        </text:list-item>
        <text:list-item>
          <text:p text:style-name="P42">La app es usable por personas con discapacidad visual gracias a Semantics.</text:p>
        </text:list-item>
      </text:list>
      <text:p text:style-name="Standard"/>
      <text:p text:style-name="Standard">👉 Con este ejemplo, ya tenemos un mini prototipo de interfaz natural en Flutter, que integra gestos, animación, feedback háptico y accesibilidad en una sola pantall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10. Interfaces Naturales en Flutter</text:span></text:p>
      </style:header>
      <style:footer>
        <text:p text:style-name="MP4"><text:span text:style-name="MT1">CFGS DAM<text:tab/><text:tab/>Unidad 10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4" meta:object-count="0" meta:page-count="5" meta:paragraph-count="214" meta:word-count="3342" meta:character-count="28662" meta:non-whitespace-character-count="21547"/>
    <meta:generator>LibreOfficeDev/6.0.5.2$Linux_X86_64 LibreOffice_project/</meta:generator>
  </office:meta>
</office:document-meta>
</file>